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2.65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ne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Code Line</text:p>
          </table:table-cell>
          <table:table-cell table:style-name="ce1" office:value-type="string" calcext:value-type="string">
            <text:p>Comment Lines</text:p>
          </table:table-cell>
          <table:table-cell table:style-name="ce1" office:value-type="string" calcext:value-type="string">
            <text:p>Blank Lines</text:p>
          </table:table-cell>
          <table:table-cell table:style-name="ce1" office:value-type="string" calcext:value-type="string">
            <text:p>TS Lines</text:p>
          </table:table-cell>
        </table:table-row>
        <table:table-row table:style-name="ro1">
          <table:table-cell office:value-type="string" calcext:value-type="string">
            <text:p>src/app/app.component.css</text:p>
          </table:table-cell>
          <table:table-cell office:value-type="float" office:value="413" calcext:value-type="float">
            <text:p>4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B2]+[.C2]+[.D2]"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src/app/app.component.html</text:p>
          </table:table-cell>
          <table:table-cell office:value-type="float" office:value="4199" calcext:value-type="float">
            <text:p>4199</text:p>
          </table:table-cell>
          <table:table-cell office:value-type="float" office:value="286" calcext:value-type="float">
            <text:p>286</text:p>
          </table:table-cell>
          <table:table-cell office:value-type="float" office:value="424" calcext:value-type="float">
            <text:p>424</text:p>
          </table:table-cell>
          <table:table-cell table:formula="of:=[.B3]+[.C3]+[.D3]"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src/app/app.component.ts</text:p>
          </table:table-cell>
          <table:table-cell office:value-type="float" office:value="6621" calcext:value-type="float">
            <text:p>6621</text:p>
          </table:table-cell>
          <table:table-cell office:value-type="float" office:value="1226" calcext:value-type="float">
            <text:p>1226</text:p>
          </table:table-cell>
          <table:table-cell office:value-type="float" office:value="2102" calcext:value-type="float">
            <text:p>2102</text:p>
          </table:table-cell>
          <table:table-cell table:formula="of:=[.B4]+[.C4]+[.D4]" office:value-type="float" office:value="9949" calcext:value-type="float">
            <text:p>9949</text:p>
          </table:table-cell>
        </table:table-row>
        <table:table-row table:style-name="ro1">
          <table:table-cell office:value-type="string" calcext:value-type="string">
            <text:p>src/app/app.module.ts</text:p>
          </table:table-cell>
          <table:table-cell office:value-type="float" office:value="264" calcext:value-type="float">
            <text:p>26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B5]+[.C5]+[.D5]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src/app/app.routing.t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+[.C6]+[.D6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app/authguard.service.ts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B7]+[.C7]+[.D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ca.datagrid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8]+[.C8]+[.D8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rc/app/ca.datagrid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B9]+[.C9]+[.D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rc/app/ca.datagrid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[.B10]+[.C10]+[.D10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rc/app/collaborate.auditTrail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11]+[.C11]+[.D11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rc/app/collaborate.auditTrail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2]+[.C12]+[.D12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rc/app/collaborate.auditTrail.component.ts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3]+[.C13]+[.D13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collaborate.messageContent.component.css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B14]+[.C14]+[.D14]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src/app/collaborate.messageContent.component.html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5]+[.C15]+[.D15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rc/app/collaborate.messageContent.component.ts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[.B16]+[.C16]+[.D16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rc/app/collaborate.messages.component.css</text:p>
          </table:table-cell>
          <table:table-cell office:value-type="float" office:value="54" calcext:value-type="float">
            <text:p>54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table:formula="of:=[.B17]+[.C17]+[.D17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src/app/collaborate.messages.component.html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8]+[.C18]+[.D18]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src/app/collaborate.messages.component.ts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formula="of:=[.B19]+[.C19]+[.D19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src/app/collaborate.sendemail.component.css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0]+[.C20]+[.D20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rc/app/collaborate.sendemail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1]+[.C21]+[.D21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rc/app/collaborate.sendemail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2]+[.C22]+[.D22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rc/app/collaborate.sendmessage.component.cs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]+[.C23]+[.D2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app/collaborate.sendmessage.component.ht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4]+[.C24]+[.D24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collaborate.sendmessage.component.ts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5]+[.C25]+[.D25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collaborate.systemMessages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26]+[.C26]+[.D26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rc/app/collaborate.systemMessages.component.htm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27]+[.C27]+[.D27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rc/app/collaborate.systemMessages.component.ts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8]+[.C28]+[.D28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rc/app/collaborate.taskadd.component.css</text:p>
          </table:table-cell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B29]+[.C29]+[.D29]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src/app/collaborate.taskadd.component.html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30]+[.C30]+[.D30]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src/app/collaborate.taskadd.component.ts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[.B31]+[.C31]+[.D31]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src/app/collaborate.tasks.component.css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B32]+[.C32]+[.D32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src/app/collaborate.tasks.component.html</text:p>
          </table:table-cell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B33]+[.C33]+[.D33]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src/app/collaborate.tasks.component.ts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B34]+[.C34]+[.D34]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src/app/colour.picker.component.cs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5]+[.C35]+[.D35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colour.picker.component.htm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6]+[.C36]+[.D36]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rc/app/colour.picker.component.ts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B37]+[.C37]+[.D3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dashboard.comments.component.css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8]+[.C38]+[.D38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dashboard.comments.component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39]+[.C39]+[.D39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rc/app/dashboard.comments.component.ts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formula="of:=[.B40]+[.C40]+[.D40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rc/app/dashboard.dataquality.component.css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41]+[.C41]+[.D41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rc/app/dashboard.dataquality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B42]+[.C42]+[.D42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dashboard.dataquality.component.ts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[.B43]+[.C43]+[.D43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rc/app/dashboard.delete.component.css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B44]+[.C44]+[.D44]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src/app/dashboard.delete.component.htm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45]+[.C45]+[.D45]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src/app/dashboard.delete.component.ts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B46]+[.C46]+[.D46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src/app/dashboard.deleteBulk.component.cs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47]+[.C47]+[.D47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dashboard.deleteBulk.component.htm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48]+[.C48]+[.D48]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rc/app/dashboard.deleteBulk.component.ts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B49]+[.C49]+[.D49]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rc/app/dashboard.description.component.css</text:p>
          </table:table-cell>
          <table:table-cell office:value-type="float" office:value="283" calcext:value-type="float">
            <text:p>28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B50]+[.C50]+[.D50]"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src/app/dashboard.description.component.html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51]+[.C51]+[.D51]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rc/app/dashboard.description.component.ts</text:p>
          </table:table-cell>
          <table:table-cell office:value-type="float" office:value="234" calcext:value-type="float">
            <text:p>23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[.B52]+[.C52]+[.D52]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src/app/dashboard.discard.component.cs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53]+[.C53]+[.D53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rc/app/dashboard.discard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54]+[.C54]+[.D54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rc/app/dashboard.discard.component.ts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B55]+[.C55]+[.D55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rc/app/dashboard.export.component.css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56]+[.C56]+[.D56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rc/app/dashboard.export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57]+[.C57]+[.D57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dashboard.export.component.ts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B58]+[.C58]+[.D58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rc/app/dashboard.help.component.css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59]+[.C59]+[.D5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dashboard.help.component.htm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60]+[.C60]+[.D60]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rc/app/dashboard.help.component.ts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B61]+[.C61]+[.D61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rc/app/dashboard.new.component.css</text:p>
          </table:table-cell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B62]+[.C62]+[.D62]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rc/app/dashboard.new.component.html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63]+[.C63]+[.D63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rc/app/dashboard.new.component.ts</text:p>
          </table:table-cell>
          <table:table-cell office:value-type="float" office:value="291" calcext:value-type="float">
            <text:p>29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formula="of:=[.B64]+[.C64]+[.D64]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src/app/dashboard.open.component.css</text:p>
          </table:table-cell>
          <table:table-cell office:value-type="float" office:value="452" calcext:value-type="float">
            <text:p>452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formula="of:=[.B65]+[.C65]+[.D65]"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src/app/dashboard.open.component.html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B66]+[.C66]+[.D66]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src/app/dashboard.open.component.ts</text:p>
          </table:table-cell>
          <table:table-cell office:value-type="float" office:value="465" calcext:value-type="float">
            <text:p>465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table:formula="of:=[.B67]+[.C67]+[.D67]"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src/app/dashboard.print.component.css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B68]+[.C68]+[.D68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rc/app/dashboard.print.component.htm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69]+[.C69]+[.D69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rc/app/dashboard.print.component.ts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B70]+[.C70]+[.D7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dashboard.rename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B71]+[.C71]+[.D71]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src/app/dashboard.rename.component.html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72]+[.C72]+[.D72]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src/app/dashboard.rename.component.ts</text:p>
          </table:table-cell>
          <table:table-cell office:value-type="float" office:value="290" calcext:value-type="float">
            <text:p>29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formula="of:=[.B73]+[.C73]+[.D73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src/app/dashboard.save.component.css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74]+[.C74]+[.D74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rc/app/dashboard.save.component.htm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75]+[.C75]+[.D75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dashboard.save.component.ts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B76]+[.C76]+[.D76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rc/app/dashboard.saveas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77]+[.C77]+[.D77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dashboard.saveas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78]+[.C78]+[.D78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rc/app/dashboard.saveas.component.ts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79]+[.C79]+[.D79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rc/app/dashboard.schedule.component.cs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80]+[.C80]+[.D80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dashboard.schedule.component.htm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81]+[.C81]+[.D81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rc/app/dashboard.schedule.component.ts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82]+[.C82]+[.D82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dashboard.scheduleEdit.component.css</text:p>
          </table:table-cell>
          <table:table-cell office:value-type="float" office:value="525" calcext:value-type="float">
            <text:p>525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formula="of:=[.B83]+[.C83]+[.D83]"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src/app/dashboard.scheduleEdit.component.html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84]+[.C84]+[.D84]"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src/app/dashboard.scheduleEdit.component.ts</text:p>
          </table:table-cell>
          <table:table-cell office:value-type="float" office:value="285" calcext:value-type="float">
            <text:p>28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B85]+[.C85]+[.D85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src/app/dashboard.share.component.css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86]+[.C86]+[.D86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rc/app/dashboard.share.component.html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87]+[.C87]+[.D87]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src/app/dashboard.share.component.ts</text:p>
          </table:table-cell>
          <table:table-cell office:value-type="float" office:value="298" calcext:value-type="float">
            <text:p>298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formula="of:=[.B88]+[.C88]+[.D88]"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src/app/dashboard.snapshots.component.css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89]+[.C89]+[.D89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rc/app/dashboard.snapshots.component.html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90]+[.C90]+[.D9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rc/app/dashboard.snapshots.component.ts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[.B91]+[.C91]+[.D91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rc/app/dashboard.subscribe.component.cs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92]+[.C92]+[.D9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rc/app/dashboard.subscribe.component.html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93]+[.C93]+[.D93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src/app/dashboard.subscribe.component.ts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[.B94]+[.C94]+[.D94]"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src/app/dashboard.tab.component.css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95]+[.C95]+[.D95]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rc/app/dashboard.tab.component.htm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96]+[.C96]+[.D96]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src/app/dashboard.tab.component.ts</text:p>
          </table:table-cell>
          <table:table-cell office:value-type="float" office:value="213" calcext:value-type="float">
            <text:p>21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[.B97]+[.C97]+[.D97]"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rc/app/dashboard.tags.component.css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98]+[.C98]+[.D98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rc/app/dashboard.tags.component.htm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99]+[.C99]+[.D99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rc/app/dashboard.tags.component.ts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formula="of:=[.B100]+[.C100]+[.D100]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src/app/dashboard.template.component.css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1]+[.C101]+[.D101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rc/app/dashboard.template.component.htm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02]+[.C102]+[.D102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rc/app/dashboard.template.component.ts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[.B103]+[.C103]+[.D103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rc/app/dashboard.theme.component.css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104]+[.C104]+[.D10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dashboard.theme.component.htm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05]+[.C105]+[.D105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rc/app/dashboard.theme.component.ts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B106]+[.C106]+[.D106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dashboard.treeview.component.cs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07]+[.C107]+[.D107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rc/app/dashboard.treeview.component.h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08]+[.C108]+[.D108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c/app/dashboard.treeview.component.ts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[.B109]+[.C109]+[.D109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rc/app/dashboard.usagestats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10]+[.C110]+[.D110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dashboard.usagestats.component.html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11]+[.C111]+[.D111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dashboard.usagestats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12]+[.C112]+[.D112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data.businessGlossary.component.css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113]+[.C113]+[.D113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data.businessGlossary.component.htm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14]+[.C114]+[.D114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rc/app/data.businessGlossary.component.ts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B115]+[.C115]+[.D115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rc/app/data.combination.append.component.css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6]+[.C116]+[.D116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rc/app/data.combination.append.component.htm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17]+[.C117]+[.D117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rc/app/data.combination.append.component.ts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formula="of:=[.B118]+[.C118]+[.D118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rc/app/data.combination.component.css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B119]+[.C119]+[.D119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rc/app/data.combination.component.html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120]+[.C120]+[.D120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rc/app/data.combination.component.ts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formula="of:=[.B121]+[.C121]+[.D121]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src/app/data.datasourceOverview.component.css</text:p>
          </table:table-cell>
          <table:table-cell office:value-type="float" office:value="527" calcext:value-type="float">
            <text:p>52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table:formula="of:=[.B122]+[.C122]+[.D122]"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src/app/data.datasourceOverview.component.html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formula="of:=[.B123]+[.C123]+[.D123]"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src/app/data.datasourceOverview.component.ts</text:p>
          </table:table-cell>
          <table:table-cell office:value-type="float" office:value="196" calcext:value-type="float">
            <text:p>196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formula="of:=[.B124]+[.C124]+[.D124]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src/app/data.datasourceSchedule.component.cs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25]+[.C125]+[.D125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data.datasourceSchedule.component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26]+[.C126]+[.D126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rc/app/data.datasourceSchedule.component.ts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27]+[.C127]+[.D127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rc/app/data.datasourceScheduleEdit.component.css</text:p>
          </table:table-cell>
          <table:table-cell office:value-type="float" office:value="541" calcext:value-type="float">
            <text:p>54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[.B128]+[.C128]+[.D128]"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src/app/data.datasourceScheduleEdit.component.html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29]+[.C129]+[.D129]"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src/app/data.datasourceScheduleEdit.component.ts</text:p>
          </table:table-cell>
          <table:table-cell office:value-type="float" office:value="323" calcext:value-type="float">
            <text:p>323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formula="of:=[.B130]+[.C130]+[.D130]"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src/app/data.datasourceUsage.component.css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31]+[.C131]+[.D131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c/app/data.datasourceUsage.component.htm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32]+[.C132]+[.D132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rc/app/data.datasourceUsage.component.ts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B133]+[.C133]+[.D133]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rc/app/data.deleteDatasource.component.css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34]+[.C134]+[.D134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data.deleteDatasource.component.htm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35]+[.C135]+[.D135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rc/app/data.deleteDatasource.component.ts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36]+[.C136]+[.D136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rc/app/data.description.component.css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[.B137]+[.C137]+[.D137]"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src/app/data.description.component.html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138]+[.C138]+[.D138]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src/app/data.description.component.ts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[.B139]+[.C139]+[.D139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src/app/data.dictionary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40]+[.C140]+[.D140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data.dictionary.component.ht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1]+[.C141]+[.D141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data.dictionary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42]+[.C142]+[.D142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data.direct.export.component.css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43]+[.C143]+[.D143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rc/app/data.direct.export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44]+[.C144]+[.D144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rc/app/data.direct.export.component.ts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B145]+[.C145]+[.D145]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rc/app/data.direct.fileCSV.component.css</text:p>
          </table:table-cell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B146]+[.C146]+[.D146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rc/app/data.direct.fileCSV.component.html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B147]+[.C147]+[.D147]"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rc/app/data.direct.fileCSV.component.ts</text:p>
          </table:table-cell>
          <table:table-cell office:value-type="float" office:value="317" calcext:value-type="float">
            <text:p>317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formula="of:=[.B148]+[.C148]+[.D148]"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src/app/data.direct.fileJSON.component.css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B149]+[.C149]+[.D149]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src/app/data.direct.fileJSON.component.html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150]+[.C150]+[.D150]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rc/app/data.direct.fileJSON.component.ts</text:p>
          </table:table-cell>
          <table:table-cell office:value-type="float" office:value="330" calcext:value-type="float">
            <text:p>330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table:formula="of:=[.B151]+[.C151]+[.D151]"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src/app/data.direct.fileSpreadsheet.component.css</text:p>
          </table:table-cell>
          <table:table-cell office:value-type="float" office:value="197" calcext:value-type="float">
            <text:p>19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B152]+[.C152]+[.D152]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rc/app/data.direct.fileSpreadsheet.component.html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53]+[.C153]+[.D153]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rc/app/data.direct.fileSpreadsheet.component.ts</text:p>
          </table:table-cell>
          <table:table-cell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formula="of:=[.B154]+[.C154]+[.D154]"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src/app/data.direct.googleSheets.component.css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B155]+[.C155]+[.D155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rc/app/data.direct.googleSheets.component.html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156]+[.C156]+[.D156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rc/app/data.direct.googleSheets.component.ts</text:p>
          </table:table-cell>
          <table:table-cell office:value-type="float" office:value="257" calcext:value-type="float">
            <text:p>25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formula="of:=[.B157]+[.C157]+[.D157]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src/app/data.direct.import.component.css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58]+[.C158]+[.D158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rc/app/data.direct.import.component.htm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59]+[.C159]+[.D159]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rc/app/data.direct.import.component.ts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formula="of:=[.B160]+[.C160]+[.D160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rc/app/data.direct.Nosql.component.css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B161]+[.C161]+[.D161]"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src/app/data.direct.Nosql.component.html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62]+[.C162]+[.D162]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src/app/data.direct.Nosql.component.ts</text:p>
          </table:table-cell>
          <table:table-cell office:value-type="float" office:value="274" calcext:value-type="float">
            <text:p>274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formula="of:=[.B163]+[.C163]+[.D163]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src/app/data.direct.queryBuilder.component.css</text:p>
          </table:table-cell>
          <table:table-cell office:value-type="float" office:value="265" calcext:value-type="float">
            <text:p>26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[.B164]+[.C164]+[.D164]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src/app/data.direct.queryBuilder.component.html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165]+[.C165]+[.D165]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src/app/data.direct.queryBuilder.component.ts</text:p>
          </table:table-cell>
          <table:table-cell office:value-type="float" office:value="433" calcext:value-type="float">
            <text:p>433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formula="of:=[.B166]+[.C166]+[.D166]"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src/app/data.direct.service.component.css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B167]+[.C167]+[.D167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rc/app/data.direct.service.component.htm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68]+[.C168]+[.D168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rc/app/data.direct.service.component.ts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[.B169]+[.C169]+[.D169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src/app/data.direct.sqlEditor.component.css</text:p>
          </table:table-cell>
          <table:table-cell office:value-type="float" office:value="371" calcext:value-type="float">
            <text:p>37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formula="of:=[.B170]+[.C170]+[.D170]"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src/app/data.direct.sqlEditor.component.html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B171]+[.C171]+[.D171]"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src/app/data.direct.sqlEditor.component.ts</text:p>
          </table:table-cell>
          <table:table-cell office:value-type="float" office:value="336" calcext:value-type="float">
            <text:p>336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table:formula="of:=[.B172]+[.C172]+[.D172]"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src/app/data.direct.web.component.css</text:p>
          </table:table-cell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B173]+[.C173]+[.D173]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rc/app/data.direct.web.component.html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74]+[.C174]+[.D174]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src/app/data.direct.web.component.ts</text:p>
          </table:table-cell>
          <table:table-cell office:value-type="float" office:value="302" calcext:value-type="float">
            <text:p>30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[.B175]+[.C175]+[.D175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src/app/data.editDatasource.component.cs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76]+[.C176]+[.D176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rc/app/data.editDatasource.component.htm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77]+[.C177]+[.D17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rc/app/data.editDatasource.component.ts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B178]+[.C178]+[.D178]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rc/app/data.managed.busGlossary.component.css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9]+[.C179]+[.D179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rc/app/data.managed.busGlossary.component.htm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80]+[.C180]+[.D180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rc/app/data.managed.busGlossary.component.ts</text:p>
          </table:table-cell>
          <table:table-cell office:value-type="float" office:value="143" calcext:value-type="float">
            <text:p>14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[.B181]+[.C181]+[.D181]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src/app/data.managed.connection.component.css</text:p>
          </table:table-cell>
          <table:table-cell office:value-type="float" office:value="193" calcext:value-type="float">
            <text:p>19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B182]+[.C182]+[.D182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rc/app/data.managed.connection.component.html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83]+[.C183]+[.D183]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src/app/data.managed.connection.component.ts</text:p>
          </table:table-cell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formula="of:=[.B184]+[.C184]+[.D184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src/app/data.managed.dataDictionary.component.css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85]+[.C185]+[.D185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rc/app/data.managed.dataDictionary.component.htm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86]+[.C186]+[.D186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rc/app/data.managed.dataDictionary.component.ts</text:p>
          </table:table-cell>
          <table:table-cell office:value-type="float" office:value="147" calcext:value-type="float">
            <text:p>147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[.B187]+[.C187]+[.D187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rc/app/data.managed.dataOwnership.component.cs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B188]+[.C188]+[.D188]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rc/app/data.managed.dataOwnership.component.html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89]+[.C189]+[.D189]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src/app/data.managed.dataOwnership.component.ts</text:p>
          </table:table-cell>
          <table:table-cell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formula="of:=[.B190]+[.C190]+[.D190]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src/app/data.managed.dataQuality.component.css</text:p>
          </table:table-cell>
          <table:table-cell office:value-type="float" office:value="206" calcext:value-type="float">
            <text:p>20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B191]+[.C191]+[.D191]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rc/app/data.managed.dataQuality.component.html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192]+[.C192]+[.D192]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src/app/data.managed.dataQuality.component.ts</text:p>
          </table:table-cell>
          <table:table-cell office:value-type="float" office:value="190" calcext:value-type="float">
            <text:p>19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[.B193]+[.C193]+[.D193]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rc/app/data.managed.graph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194]+[.C194]+[.D194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rc/app/data.managed.graphqlEditor.component.html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95]+[.C195]+[.D195]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src/app/data.managed.graphqlEditor.component.ts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196]+[.C196]+[.D196]"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src/app/data.managed.neo4j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197]+[.C197]+[.D197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rc/app/data.managed.neo4j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98]+[.C198]+[.D198]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src/app/data.managed.neo4jEditor.component.ts</text:p>
          </table:table-cell>
          <table:table-cell office:value-type="float" office:value="307" calcext:value-type="float">
            <text:p>307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199]+[.C199]+[.D199]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src/app/data.managed.noS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00]+[.C200]+[.D200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rc/app/data.managed.noSql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01]+[.C201]+[.D201]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src/app/data.managed.noSqlEditor.component.ts</text:p>
          </table:table-cell>
          <table:table-cell office:value-type="float" office:value="268" calcext:value-type="float">
            <text:p>26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formula="of:=[.B202]+[.C202]+[.D202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src/app/data.managed.overlay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03]+[.C203]+[.D203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rc/app/data.managed.overlayEditor.component.html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formula="of:=[.B204]+[.C204]+[.D204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rc/app/data.managed.overlayEditor.component.ts</text:p>
          </table:table-cell>
          <table:table-cell office:value-type="float" office:value="275" calcext:value-type="float">
            <text:p>275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formula="of:=[.B205]+[.C205]+[.D205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src/app/data.managed.queryBuilder.component.css</text:p>
          </table:table-cell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[.B206]+[.C206]+[.D206]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src/app/data.managed.queryBuilder.component.html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207]+[.C207]+[.D207]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src/app/data.managed.queryBuilder.component.ts</text:p>
          </table:table-cell>
          <table:table-cell office:value-type="float" office:value="458" calcext:value-type="float">
            <text:p>458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table:formula="of:=[.B208]+[.C208]+[.D208]"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src/app/data.managed.s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09]+[.C209]+[.D209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rc/app/data.managed.sql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10]+[.C210]+[.D210]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src/app/data.managed.sqlEditor.component.ts</text:p>
          </table:table-cell>
          <table:table-cell office:value-type="float" office:value="306" calcext:value-type="float">
            <text:p>30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211]+[.C211]+[.D211]"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src/app/data.refresh.once.component.cs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12]+[.C212]+[.D212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rc/app/data.refresh.once.component.htm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213]+[.C213]+[.D213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rc/app/data.refresh.once.component.ts</text:p>
          </table:table-cell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formula="of:=[.B214]+[.C214]+[.D214]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src/app/data.refresh.repeat.component.css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15]+[.C215]+[.D215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rc/app/data.refresh.repeat.component.htm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16]+[.C216]+[.D216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rc/app/data.refresh.repeat.component.ts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[.B217]+[.C217]+[.D217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rc/app/data.share.component.css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B218]+[.C218]+[.D218]"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src/app/data.share.component.html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19]+[.C219]+[.D219]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rc/app/data.share.component.ts</text:p>
          </table:table-cell>
          <table:table-cell office:value-type="float" office:value="277" calcext:value-type="float">
            <text:p>27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table:formula="of:=[.B220]+[.C220]+[.D220]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src/app/data.summary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21]+[.C221]+[.D221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data.summary.component.htm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22]+[.C222]+[.D222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data.summary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23]+[.C223]+[.D223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data.transformation.component.css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B224]+[.C224]+[.D224]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rc/app/data.transformation.component.html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225]+[.C225]+[.D225]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rc/app/data.transformation.component.ts</text:p>
          </table:table-cell>
          <table:table-cell office:value-type="float" office:value="502" calcext:value-type="float">
            <text:p>502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formula="of:=[.B226]+[.C226]+[.D226]"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src/app/global-function.service.ts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27]+[.C227]+[.D227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global-variable.service.ts</text:p>
          </table:table-cell>
          <table:table-cell office:value-type="float" office:value="9764" calcext:value-type="float">
            <text:p>9764</text:p>
          </table:table-cell>
          <table:table-cell office:value-type="float" office:value="1611" calcext:value-type="float">
            <text:p>1611</text:p>
          </table:table-cell>
          <table:table-cell office:value-type="float" office:value="2083" calcext:value-type="float">
            <text:p>2083</text:p>
          </table:table-cell>
          <table:table-cell table:formula="of:=[.B228]+[.C228]+[.D228]" office:value-type="float" office:value="13458" calcext:value-type="float">
            <text:p>13458</text:p>
          </table:table-cell>
        </table:table-row>
        <table:table-row table:style-name="ro1">
          <table:table-cell office:value-type="string" calcext:value-type="string">
            <text:p>src/app/groups.component.css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229]+[.C229]+[.D229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groups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230]+[.C230]+[.D230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rc/app/groups.component.ts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B231]+[.C231]+[.D231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rc/app/help.component.c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2]+[.C232]+[.D23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app/help.component.ht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33]+[.C233]+[.D233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help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234]+[.C234]+[.D23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index.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5]+[.C235]+[.D23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Installation Notes.md</text:p>
          </table:table-cell>
          <table:table-cell office:value-type="float" office:value="268" calcext:value-type="float">
            <text:p>268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formula="of:=[.B236]+[.C236]+[.D236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src/app/landing.component.css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B237]+[.C237]+[.D237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rc/app/landing.component.htm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38]+[.C238]+[.D238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rc/app/landing.component.ts</text:p>
          </table:table-cell>
          <table:table-cell office:value-type="float" office:value="206" calcext:value-type="float">
            <text:p>206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[.B239]+[.C239]+[.D239]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src/app/login.component.css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B240]+[.C240]+[.D240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rc/app/login.component.htm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241]+[.C241]+[.D241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rc/app/login.component.ts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[.B242]+[.C242]+[.D24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rc/app/logout.component.css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243]+[.C243]+[.D243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rc/app/logout.component.htm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44]+[.C244]+[.D24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logout.component.ts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B245]+[.C245]+[.D245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rc/app/manage.colours.component.css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246]+[.C246]+[.D246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rc/app/manage.colours.component.htm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47]+[.C247]+[.D247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src/app/manage.colours.component.ts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formula="of:=[.B248]+[.C248]+[.D248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rc/app/models.ts</text:p>
          </table:table-cell>
          <table:table-cell office:value-type="float" office:value="1218" calcext:value-type="float">
            <text:p>1218</text:p>
          </table:table-cell>
          <table:table-cell office:value-type="float" office:value="1151" calcext:value-type="float">
            <text:p>1151</text:p>
          </table:table-cell>
          <table:table-cell office:value-type="float" office:value="161" calcext:value-type="float">
            <text:p>161</text:p>
          </table:table-cell>
          <table:table-cell table:formula="of:=[.B249]+[.C249]+[.D249]"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src/app/mypermissions.component.cs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250]+[.C250]+[.D250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rc/app/mypermissions.component.html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251]+[.C251]+[.D251]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src/app/mypermissions.component.ts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B252]+[.C252]+[.D252]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rc/app/myprofile.component.css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[.B253]+[.C253]+[.D253]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src/app/myprofile.component.html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4]+[.C254]+[.D254]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rc/app/myprofile.component.ts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table:formula="of:=[.B255]+[.C255]+[.D255]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src/app/pipe.filter.component.t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56]+[.C256]+[.D25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preferences.component.css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formula="of:=[.B257]+[.C257]+[.D257]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src/app/preferences.component.html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58]+[.C258]+[.D258]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src/app/preferences.component.ts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formula="of:=[.B259]+[.C259]+[.D259]"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src/app/roadmap.md</text:p>
          </table:table-cell>
          <table:table-cell office:value-type="float" office:value="402" calcext:value-type="float">
            <text:p>402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table:formula="of:=[.B260]+[.C260]+[.D260]"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src/app/shape.delete.component.css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1]+[.C261]+[.D261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shape.delet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62]+[.C262]+[.D262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shape.delete.component.ts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B263]+[.C263]+[.D263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rc/app/shape.deleteAll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4]+[.C264]+[.D264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rc/app/shape.deleteAll.component.htm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65]+[.C265]+[.D265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rc/app/shape.deleteAll.component.ts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B266]+[.C266]+[.D266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shape.editor.component.css</text:p>
          </table:table-cell>
          <table:table-cell office:value-type="float" office:value="773" calcext:value-type="float">
            <text:p>773</text:p>
          </table:table-cell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 table:formula="of:=[.B267]+[.C267]+[.D267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src/app/shape.editor.component.html</text:p>
          </table:table-cell>
          <table:table-cell office:value-type="float" office:value="1525" calcext:value-type="float">
            <text:p>1525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formula="of:=[.B268]+[.C268]+[.D268]" office:value-type="float" office:value="1704" calcext:value-type="float">
            <text:p>1704</text:p>
          </table:table-cell>
        </table:table-row>
        <table:table-row table:style-name="ro1">
          <table:table-cell office:value-type="string" calcext:value-type="string">
            <text:p>src/app/shape.editor.component.ts</text:p>
          </table:table-cell>
          <table:table-cell office:value-type="float" office:value="835" calcext:value-type="float">
            <text:p>835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formula="of:=[.B269]+[.C269]+[.D269]"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src/app/slicer.delet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70]+[.C270]+[.D270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rc/app/slicer.delete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71]+[.C271]+[.D27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slicer.delete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72]+[.C272]+[.D272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rc/app/slicer.editor.component.css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73]+[.C273]+[.D273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rc/app/slicer.editor.component.html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274]+[.C274]+[.D274]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rc/app/slicer.editor.component.ts</text:p>
          </table:table-cell>
          <table:table-cell office:value-type="float" office:value="406" calcext:value-type="float">
            <text:p>406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formula="of:=[.B275]+[.C275]+[.D275]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src/app/slicer.single.component.c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76]+[.C276]+[.D276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rc/app/slicer.singl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77]+[.C277]+[.D27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slicer.single.component.ts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B278]+[.C278]+[.D278]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src/app/statusbar.component.css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279]+[.C279]+[.D279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rc/app/statusbar.component.html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B280]+[.C280]+[.D280]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rc/app/statusbar.component.ts</text:p>
          </table:table-cell>
          <table:table-cell office:value-type="float" office:value="477" calcext:value-type="float">
            <text:p>477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table:formula="of:=[.B281]+[.C281]+[.D281]"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src/app/systemsettings.component.css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.B282]+[.C282]+[.D282]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src/app/systemsettings.component.html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283]+[.C283]+[.D283]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src/app/systemsettings.component.ts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84]+[.C284]+[.D284]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src/app/table.delet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85]+[.C285]+[.D285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rc/app/table.delete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86]+[.C286]+[.D286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table.delete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87]+[.C287]+[.D287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rc/app/table.editor.component.css</text:p>
          </table:table-cell>
          <table:table-cell office:value-type="float" office:value="186" calcext:value-type="float">
            <text:p>18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[.B288]+[.C288]+[.D288]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src/app/table.editor.component.html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B289]+[.C289]+[.D289]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src/app/table.editor.component.ts</text:p>
          </table:table-cell>
          <table:table-cell office:value-type="float" office:value="281" calcext:value-type="float">
            <text:p>281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table:formula="of:=[.B290]+[.C290]+[.D290]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rc/app/table.single.component.css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B291]+[.C291]+[.D291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table.single.component.html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92]+[.C292]+[.D292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table.single.component.ts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293]+[.C293]+[.D293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rc/app/test.delay.directive.t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94]+[.C294]+[.D29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test.ngif.directive.t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95]+[.C295]+[.D295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user.palette.buttonbar.component.css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B296]+[.C296]+[.D296]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src/app/user.palette.buttonbar.component.html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B297]+[.C297]+[.D297]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rc/app/user.palette.buttonbar.component.ts</text:p>
          </table:table-cell>
          <table:table-cell office:value-type="float" office:value="268" calcext:value-type="float">
            <text:p>268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formula="of:=[.B298]+[.C298]+[.D298]"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src/app/users.component.css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B299]+[.C299]+[.D299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rc/app/users.component.html</text:p>
          </table:table-cell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B300]+[.C300]+[.D300]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src/app/users.component.ts</text:p>
          </table:table-cell>
          <table:table-cell office:value-type="float" office:value="213" calcext:value-type="float">
            <text:p>213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table:formula="of:=[.B301]+[.C301]+[.D301]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src/app/widget.annotations.component.css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2]+[.C302]+[.D302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widget.annotations.component.h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303]+[.C303]+[.D303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rc/app/widget.annotations.component.ts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304]+[.C304]+[.D304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rc/app/widget.checkpoints.component.cs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5]+[.C305]+[.D305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rc/app/widget.checkpoints.component.html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B306]+[.C306]+[.D306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rc/app/widget.checkpoints.component.ts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formula="of:=[.B307]+[.C307]+[.D307]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src/app/widget.container.component.css</text:p>
          </table:table-cell>
          <table:table-cell office:value-type="float" office:value="318" calcext:value-type="float">
            <text:p>31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formula="of:=[.B308]+[.C308]+[.D308]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src/app/widget.container.component.html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.B309]+[.C309]+[.D309]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src/app/widget.container.component.ts</text:p>
          </table:table-cell>
          <table:table-cell office:value-type="float" office:value="308" calcext:value-type="float">
            <text:p>308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formula="of:=[.B310]+[.C310]+[.D310]"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src/app/widget.containerStylesAdd.component.css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formula="of:=[.B311]+[.C311]+[.D311]"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src/app/widget.containerStylesAdd.component.html</text:p>
          </table:table-cell>
          <table:table-cell office:value-type="float" office:value="276" calcext:value-type="float">
            <text:p>27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12]+[.C312]+[.D312]"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src/app/widget.containerStylesAdd.component.ts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formula="of:=[.B313]+[.C313]+[.D313]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src/app/widget.containerStylesEdit.component.css</text:p>
          </table:table-cell>
          <table:table-cell office:value-type="float" office:value="315" calcext:value-type="float">
            <text:p>3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314]+[.C314]+[.D314]"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src/app/widget.containerStylesEdit.component.html</text:p>
          </table:table-cell>
          <table:table-cell office:value-type="float" office:value="285" calcext:value-type="float">
            <text:p>28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15]+[.C315]+[.D315]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src/app/widget.containerStylesEdit.component.ts</text:p>
          </table:table-cell>
          <table:table-cell office:value-type="float" office:value="308" calcext:value-type="float">
            <text:p>308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formula="of:=[.B316]+[.C316]+[.D316]"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src/app/widget.delete.component.css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17]+[.C317]+[.D317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rc/app/widget.delet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318]+[.C318]+[.D318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c/app/widget.delete.component.ts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formula="of:=[.B319]+[.C319]+[.D319]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rc/app/widget.description.component.css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320]+[.C320]+[.D320]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rc/app/widget.description.component.htm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321]+[.C321]+[.D321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rc/app/widget.description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322]+[.C322]+[.D322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rc/app/widget.editor.componentNEW.css</text:p>
          </table:table-cell>
          <table:table-cell office:value-type="float" office:value="2591" calcext:value-type="float">
            <text:p>2591</text:p>
          </table:table-cell>
          <table:table-cell office:value-type="float" office:value="127" calcext:value-type="float">
            <text:p>127</text:p>
          </table:table-cell>
          <table:table-cell office:value-type="float" office:value="204" calcext:value-type="float">
            <text:p>204</text:p>
          </table:table-cell>
          <table:table-cell table:formula="of:=[.B323]+[.C323]+[.D323]" office:value-type="float" office:value="2922" calcext:value-type="float">
            <text:p>2922</text:p>
          </table:table-cell>
        </table:table-row>
        <table:table-row table:style-name="ro1">
          <table:table-cell office:value-type="string" calcext:value-type="string">
            <text:p>src/app/widget.editor.componentNEW.html</text:p>
          </table:table-cell>
          <table:table-cell office:value-type="float" office:value="3636" calcext:value-type="float">
            <text:p>3636</text:p>
          </table:table-cell>
          <table:table-cell office:value-type="float" office:value="148" calcext:value-type="float">
            <text:p>148</text:p>
          </table:table-cell>
          <table:table-cell office:value-type="float" office:value="347" calcext:value-type="float">
            <text:p>347</text:p>
          </table:table-cell>
          <table:table-cell table:formula="of:=[.B324]+[.C324]+[.D324]" office:value-type="float" office:value="4131" calcext:value-type="float">
            <text:p>4131</text:p>
          </table:table-cell>
        </table:table-row>
        <table:table-row table:style-name="ro1">
          <table:table-cell office:value-type="string" calcext:value-type="string">
            <text:p>src/app/widget.editor.componentNEW.ts</text:p>
          </table:table-cell>
          <table:table-cell office:value-type="float" office:value="3302" calcext:value-type="float">
            <text:p>3302</text:p>
          </table:table-cell>
          <table:table-cell office:value-type="float" office:value="617" calcext:value-type="float">
            <text:p>617</text:p>
          </table:table-cell>
          <table:table-cell office:value-type="float" office:value="735" calcext:value-type="float">
            <text:p>735</text:p>
          </table:table-cell>
          <table:table-cell table:formula="of:=[.B325]+[.C325]+[.D325]" office:value-type="float" office:value="4654" calcext:value-type="float">
            <text:p>4654</text:p>
          </table:table-cell>
        </table:table-row>
        <table:table-row table:style-name="ro1">
          <table:table-cell office:value-type="string" calcext:value-type="string">
            <text:p>src/app/widget.expand.component.css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326]+[.C326]+[.D326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widget.expand.component.htm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27]+[.C327]+[.D327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widget.expand.component.t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328]+[.C328]+[.D328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rc/app/widget.export.component.css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29]+[.C329]+[.D329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rc/app/widget.export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330]+[.C330]+[.D33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widget.export.component.ts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B331]+[.C331]+[.D331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rc/app/widget.hyperlinks.component.css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32]+[.C332]+[.D332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rc/app/widget.hyperlinks.component.htm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333]+[.C333]+[.D333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src/app/widget.hyperlinks.component.ts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[.B334]+[.C334]+[.D334]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src/app/widget.refresh.component.cs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35]+[.C335]+[.D335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app/widget.refresh.component.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36]+[.C336]+[.D336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widget.refresh.component.ts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37]+[.C337]+[.D33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widget.single.component.css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38]+[.C338]+[.D338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rc/app/widget.single.component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39]+[.C339]+[.D33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app/widget.single.component.ts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formula="of:=[.B340]+[.C340]+[.D340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src/app/widget.tablist.component.css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341]+[.C341]+[.D341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rc/app/widget.tablist.component.htm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42]+[.C342]+[.D342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rc/app/widget.tablist.component.ts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343]+[.C343]+[.D343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rc/app/widget.templateInsertWidget.component.css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44]+[.C344]+[.D344]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rc/app/widget.templateInsertWidget.component.htm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345]+[.C345]+[.D345]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rc/app/widget.templateInsertWidget.component.ts</text:p>
          </table:table-cell>
          <table:table-cell office:value-type="float" office:value="194" calcext:value-type="float">
            <text:p>194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table:formula="of:=[.B346]+[.C346]+[.D346]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src/app/widget.templateSave.component.css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347]+[.C347]+[.D347]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rc/app/widget.templateSave.component.htm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348]+[.C348]+[.D348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rc/app/widget.templateSave.component.ts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formula="of:=[.B349]+[.C349]+[.D349]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rc/app/widget.title.component.css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[.B350]+[.C350]+[.D350]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src/app/widget.title.component.html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351]+[.C351]+[.D351]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src/app/widget.title.component.ts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formula="of:=[.B352]+[.C352]+[.D352]" office:value-type="float" office:value="301" calcext:value-type="float">
            <text:p>301</text:p>
          </table:table-cell>
        </table:table-row>
        <table:table-row table:style-name="ro1">
          <table:table-cell/>
          <table:table-cell table:style-name="ce1" table:formula="of:=SUM([.B2:.B352])" office:value-type="float" office:value="83888" calcext:value-type="float">
            <text:p>83888</text:p>
          </table:table-cell>
          <table:table-cell table:style-name="ce1" table:formula="of:=SUM([.C2:.C352])" office:value-type="float" office:value="10961" calcext:value-type="float">
            <text:p>10961</text:p>
          </table:table-cell>
          <table:table-cell table:style-name="ce1" table:formula="of:=SUM([.D2:.D352])" office:value-type="float" office:value="14104" calcext:value-type="float">
            <text:p>14104</text:p>
          </table:table-cell>
          <table:table-cell table:style-name="ce1" table:formula="of:=SUM([.E2:.E352])" office:value-type="float" office:value="108953" calcext:value-type="float">
            <text:p>1089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2T08:07:52.469281133</dc:date>
    <dc:creator>Dr Jannie Immelman</dc:creator>
    <meta:editing-duration>PT4M43S</meta:editing-duration>
    <meta:editing-cycles>1</meta:editing-cycles>
    <meta:document-statistic meta:table-count="1" meta:cell-count="1764" meta:object-count="0"/>
    <meta:generator>LibreOffice/6.0.6.2$Linux_X86_64 LibreOffice_project/00m0$Build-2</meta:generator>
  </office:meta>
</office:document-meta>
</file>